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780000003FB8C3E8B2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1cm" fo:min-width="0cm"/>
    </style:style>
    <style:style style:name="gr8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195cm" svg:height="2.2cm" svg:x="5.105cm" svg:y="10.6cm">
          <draw:image xlink:href="Pictures/10000201000000780000003FB8C3E8B2.png" xlink:type="simple" xlink:show="embed" xlink:actuate="onLoad">
            <text:p/>
          </draw:image>
        </draw:frame>
        <draw:frame draw:style-name="gr2" draw:layer="layout" svg:width="2.691cm" svg:height="0.962cm" svg:x="10.709cm" svg:y="9.838cm">
          <draw:text-box>
            <text:p>UILabel</text:p>
          </draw:text-box>
        </draw:frame>
        <draw:frame draw:style-name="gr3" draw:layer="layout" svg:width="4.278cm" svg:height="0.962cm" svg:x="10.7cm" svg:y="12.5cm">
          <draw:text-box>
            <text:p>UIImageView</text:p>
          </draw:text-box>
        </draw:frame>
        <draw:line draw:style-name="gr4" draw:text-style-name="P1" draw:layer="layout" svg:x1="10.3cm" svg:y1="10.5cm" svg:x2="7.9cm" svg:y2="11.2cm">
          <text:p/>
        </draw:line>
        <draw:line draw:style-name="gr4" draw:text-style-name="P1" draw:layer="layout" svg:x1="10.6cm" svg:y1="13cm" svg:x2="8.1cm" svg:y2="12.1cm">
          <text:p/>
        </draw:line>
        <draw:line draw:style-name="gr5" draw:text-style-name="P1" draw:layer="layout" svg:x1="12.4cm" svg:y1="13.6cm" svg:x2="12.4cm" svg:y2="14.7cm">
          <text:p/>
        </draw:line>
        <draw:frame draw:style-name="gr6" draw:layer="layout" svg:width="2.902cm" svg:height="1.262cm" svg:x="11.098cm" svg:y="15.2cm">
          <draw:text-box>
            <text:p>UIImage</text:p>
          </draw:text-box>
        </draw:frame>
        <draw:frame draw:style-name="gr2" draw:text-style-name="P2" draw:layer="layout" svg:width="2.077cm" svg:height="0.721cm" svg:x="12.6cm" svg:y="13.879cm">
          <draw:text-box>
            <text:p><text:span text:style-name="T1">contains</text:span></text:p>
          </draw:text-box>
        </draw:frame>
        <draw:frame draw:style-name="gr7" draw:text-style-name="P2" draw:layer="layout" svg:width="4.1cm" svg:height="2.131cm" svg:x="14.1cm" svg:y="9.5cm">
          <draw:text-box>
            <text:p><text:span text:style-name="T1">Text: NSString*</text:span><text:span text:style-name="T1"><text:line-break/></text:span><text:span text:style-name="T1">Color: UIColor*</text:span><text:span text:style-name="T1"><text:line-break/></text:span><text:span text:style-name="T1">Font: UIFont*</text:span></text:p>
          </draw:text-box>
        </draw:frame>
        <draw:line draw:style-name="gr5" draw:text-style-name="P1" draw:layer="layout" svg:x1="14.1cm" svg:y1="9.8cm" svg:x2="13.4cm" svg:y2="10.1cm">
          <text:p/>
        </draw:line>
        <draw:line draw:style-name="gr5" draw:text-style-name="P1" draw:layer="layout" svg:x1="14.1cm" svg:y1="10.3cm" svg:x2="13.5cm" svg:y2="10.3cm">
          <text:p/>
        </draw:line>
        <draw:line draw:style-name="gr5" draw:text-style-name="P1" draw:layer="layout" svg:x1="14.1cm" svg:y1="10.8cm" svg:x2="13.4cm" svg:y2="10.5cm">
          <text:p/>
        </draw:line>
        <draw:frame draw:style-name="gr2" draw:text-style-name="P2" draw:layer="layout" svg:width="3.724cm" svg:height="0.721cm" svg:x="14.5cm" svg:y="15.379cm">
          <draw:text-box>
            <text:p><text:span text:style-name="T1">Name: NSString*</text:span></text:p>
          </draw:text-box>
        </draw:frame>
        <draw:line draw:style-name="gr8" draw:text-style-name="P1" draw:layer="layout" svg:x1="6cm" svg:y1="12.1cm" svg:x2="6cm" svg:y2="15cm">
          <text:p/>
        </draw:line>
        <draw:frame draw:style-name="gr2" draw:text-style-name="P2" draw:layer="layout" svg:width="5.722cm" svg:height="0.721cm" svg:x="4.676cm" svg:y="15.279cm">
          <draw:text-box>
            <text:p><text:span text:style-name="T1">Background Color: UIColor*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lrich Vormbrock</meta:initial-creator>
    <meta:creation-date>2015-11-02T10:57:15</meta:creation-date>
    <dc:date>2015-11-02T11:09:18</dc:date>
    <dc:creator>Ulrich Vormbrock</dc:creator>
    <meta:editing-duration>PT12M3S</meta:editing-duration>
    <meta:editing-cycles>1</meta:editing-cycles>
    <meta:document-statistic meta:object-count="15"/>
    <meta:generator>OpenOffice/4.1.1$Unix OpenOffice.org_project/411m6$Build-9775</meta:generator>
  </office:meta>
</office:document-meta>
</file>